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svg:stroke-width="0.152cm" svg:stroke-color="#800000" draw:marker-start-width="0.427cm" draw:marker-end-width="0.427cm" draw:fill="solid" draw:fill-color="#ffffff" draw:textarea-horizontal-align="justify" draw:textarea-vertical-align="middle" draw:auto-grow-height="false" fo:padding-top="0.2cm" fo:padding-bottom="0.2cm" fo:padding-left="0.325cm" fo:padding-right="0.325cm"/>
    </style:style>
    <style:style style:name="gr2" style:family="graphic" style:parent-style-name="standard">
      <style:graphic-properties svg:stroke-width="0.102cm" svg:stroke-color="#000000" draw:marker-start-width="0.352cm" draw:marker-end="Arrow" draw:marker-end-width="0.452cm" draw:textarea-horizontal-align="center" draw:textarea-vertical-align="middle" fo:padding-top="0.175cm" fo:padding-bottom="0.175cm" fo:padding-left="0.3cm" fo:padding-right="0.3cm"/>
    </style:style>
    <style:style style:name="gr3" style:family="graphic" style:parent-style-name="standard">
      <style:graphic-properties draw:stroke="none" svg:stroke-color="#000000" draw:fill="none" draw:fill-color="#ffffff" draw:textarea-horizontal-align="left" draw:auto-grow-height="true" draw:auto-grow-width="true" fo:min-height="0.836cm" fo:min-width="2.016cm"/>
    </style:style>
    <style:style style:name="gr4" style:family="graphic" style:parent-style-name="standard">
      <style:graphic-properties draw:stroke="none" svg:stroke-color="#000000" draw:fill="none" draw:fill-color="#ffffff" draw:textarea-horizontal-align="left" draw:auto-grow-height="true" draw:auto-grow-width="false" fo:min-height="1.3cm" fo:min-width="7.357cm"/>
    </style:style>
    <style:style style:name="gr5" style:family="graphic" style:parent-style-name="standard">
      <style:graphic-properties draw:stroke="none" svg:stroke-color="#000000" draw:fill="none" draw:fill-color="#ffffff" draw:textarea-horizontal-align="left" draw:auto-grow-height="true" draw:auto-grow-width="false" fo:min-height="1.484cm" fo:min-width="7.357cm"/>
    </style:style>
    <style:style style:name="gr6" style:family="graphic" style:parent-style-name="standard">
      <style:graphic-properties draw:stroke="none" svg:stroke-width="0cm" svg:stroke-color="#000000" draw:marker-start="" draw:marker-start-width="0.3cm" draw:marker-start-center="false" draw:marker-end="" draw:marker-end-width="0.3cm" draw:marker-end-center="false" svg:stroke-opacity="100%" draw:stroke-linejoin="round" draw:fill="solid" draw:fill-color="#00ff00"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shadow="hidden" draw:shadow-offset-x="0.3cm" draw:shadow-offset-y="0.3cm" draw:shadow-color="#808080" draw:shadow-opacity="100%"/>
    </style:style>
    <style:style style:name="gr7" style:family="graphic" style:parent-style-name="standard">
      <style:graphic-properties draw:stroke="none" draw:fill="solid" draw:fill-color="#00ff00"/>
    </style:style>
    <style:style style:name="gr8" style:family="graphic" style:parent-style-name="standard">
      <style:graphic-properties draw:fill="solid" draw:fill-color="#ffff00" draw:textarea-horizontal-align="justify" draw:textarea-vertical-align="middle" draw:auto-grow-height="false"/>
    </style:style>
    <style:style style:name="gr9" style:family="graphic" style:parent-style-name="standard">
      <style:graphic-properties svg:stroke-width="0.102cm" draw:marker-start-width="0.352cm" draw:marker-end="Arrow" draw:marker-end-width="0.352cm" draw:textarea-horizontal-align="center" draw:textarea-vertical-align="middle" fo:padding-top="0.175cm" fo:padding-bottom="0.175cm" fo:padding-left="0.3cm" fo:padding-right="0.3cm"/>
    </style:style>
    <style:style style:name="gr10" style:family="graphic" style:parent-style-name="standard">
      <style:graphic-properties draw:stroke="none" svg:stroke-color="#000000" draw:fill="none" draw:fill-color="#ffffff" draw:textarea-horizontal-align="left" draw:auto-grow-height="true" draw:auto-grow-width="true" fo:min-height="0.836cm" fo:min-width="2.58cm"/>
    </style:style>
    <style:style style:name="gr11" style:family="graphic" style:parent-style-name="standard">
      <style:graphic-properties draw:fill="solid" draw:fill-color="#ffff99" draw:textarea-horizontal-align="justify" draw:textarea-vertical-align="middle" draw:auto-grow-height="false" fo:min-height="0cm" fo:min-width="0cm"/>
    </style:style>
    <style:style style:name="P1" style:family="paragraph">
      <style:paragraph-properties fo:text-align="center"/>
    </style:style>
    <style:style style:name="P2" style:family="paragraph">
      <style:paragraph-properties fo:text-align="center"/>
      <style:text-properties fo:font-size="20pt" fo:font-weight="bold" style:font-size-asian="20pt" style:font-weight-asian="bold" style:font-size-complex="20pt" style:font-weight-complex="bold"/>
    </style:style>
    <style:style style:name="P3" style:family="paragraph">
      <style:paragraph-properties fo:text-align="center"/>
      <style:text-properties fo:font-size="40pt" fo:font-weight="bold" style:font-size-asian="40pt" style:font-weight-asian="bold" style:font-size-complex="40pt" style:font-weight-complex="bold"/>
    </style:style>
    <style:style style:name="P4" style:family="paragraph">
      <style:text-properties fo:font-size="12pt" style:font-size-asian="12pt" style:font-size-complex="12pt"/>
    </style:style>
    <style:style style:name="P5" style:family="paragraph">
      <style:paragraph-properties fo:text-align="center"/>
      <style:text-properties fo:font-size="12pt" fo:font-weight="bold" style:font-size-asian="12pt" style:font-weight-asian="bold" style:font-size-complex="12pt" style:font-weight-complex="bold"/>
    </style:style>
    <style:style style:name="P6" style:family="paragraph">
      <style:paragraph-properties fo:text-align="center"/>
      <style:text-properties fo:font-size="14pt" style:font-size-asian="14pt" style:font-size-complex="14pt"/>
    </style:style>
    <style:style style:name="T1" style:family="text">
      <style:text-properties fo:font-size="20pt" fo:font-weight="bold" style:font-size-asian="20pt" style:font-weight-asian="bold" style:font-size-complex="20pt" style:font-weight-complex="bold"/>
    </style:style>
    <style:style style:name="T2" style:family="text">
      <style:text-properties fo:font-size="14pt" fo:font-weight="bold" style:font-size-asian="14pt" style:font-weight-asian="bold" style:font-size-complex="14pt" style:font-weight-complex="bold"/>
    </style:style>
    <style:style style:name="T3" style:family="text">
      <style:text-properties fo:color="#0000ff" fo:font-size="12pt" fo:font-weight="bold" style:font-size-asian="12pt" style:font-weight-asian="bold" style:font-size-complex="12pt" style:font-weight-complex="bold"/>
    </style:style>
    <style:style style:name="T4" style:family="text">
      <style:text-properties fo:font-size="12pt" fo:font-weight="bold" style:font-size-asian="12pt" style:font-weight-asian="bold" style:font-size-complex="12pt" style:font-weight-complex="bold"/>
    </style:style>
    <style:style style:name="T5" style:family="text">
      <style:text-properties fo:font-size="12pt" style:font-size-asian="12pt" style:font-size-complex="12pt"/>
    </style:style>
    <style:style style:name="T6" style:family="text">
      <style:text-properties fo:font-size="12pt" fo:font-weight="normal" style:font-size-asian="12pt" style:font-weight-asian="normal" style:font-size-complex="12pt" style:font-weight-complex="normal"/>
    </style:style>
    <style:style style:name="T7" style:family="text">
      <style:text-properties fo:font-size="14pt" style:font-size-asian="14pt" style:font-size-complex="14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auth-token-flow" draw:style-name="dp1" draw:master-page-name="Default">
        <draw:custom-shape draw:style-name="gr1" draw:text-style-name="P2" draw:id="id1" draw:layer="layout" svg:width="3.836cm" svg:height="1.727cm" svg:x="3.156cm" svg:y="3.627cm">
          <text:p text:style-name="P1"><text:span text:style-name="T1">Client</text:span></text:p>
          <draw:enhanced-geometry svg:viewBox="0 0 21600 21600" draw:type="rectangle" draw:enhanced-path="M 0 0 L 21600 0 21600 21600 0 21600 0 0 Z N"/>
        </draw:custom-shape>
        <draw:custom-shape draw:style-name="gr1" draw:text-style-name="P3" draw:layer="layout" svg:width="3.755cm" svg:height="2.388cm" svg:x="4.17cm" svg:y="11.112cm">
          <text:p text:style-name="P1"><text:span text:style-name="T1">Auth</text:span></text:p>
          <text:p text:style-name="P1"><text:span text:style-name="T2">Service</text:span></text:p>
          <draw:enhanced-geometry svg:viewBox="0 0 21600 21600" draw:type="rectangle" draw:enhanced-path="M 0 0 L 21600 0 21600 21600 0 21600 0 0 Z N"/>
        </draw:custom-shape>
        <draw:line draw:style-name="gr2" draw:text-style-name="P1" draw:layer="layout" svg:x1="4.939cm" svg:y1="5.306cm" svg:x2="4.981cm" svg:y2="11.147cm">
          <text:p/>
        </draw:line>
        <draw:line draw:style-name="gr2" draw:text-style-name="P1" draw:layer="layout" svg:x1="5.765cm" svg:y1="11.105cm" svg:x2="5.784cm" svg:y2="5.272cm">
          <text:p/>
        </draw:line>
        <draw:frame draw:style-name="gr3" draw:text-style-name="P4" draw:layer="layout" svg:width="2.665cm" svg:height="2.131cm" svg:x="2.088cm" svg:y="5.692cm">
          <draw:text-box>
            <text:p><text:span text:style-name="T3">(1) </text:span><text:span text:style-name="T4">Client</text:span><text:span text:style-name="T5"> </text:span></text:p>
            <text:p><text:span text:style-name="T5">sends</text:span></text:p>
            <text:p><text:span text:style-name="T5">credentials </text:span></text:p>
            <text:p><text:span text:style-name="T5">to </text:span><text:span text:style-name="T4">Auth</text:span><text:span text:style-name="T5">.</text:span></text:p>
          </draw:text-box>
        </draw:frame>
        <draw:frame draw:style-name="gr4" draw:text-style-name="P4" draw:layer="layout" svg:width="5.447cm" svg:height="1.661cm" svg:x="5.864cm" svg:y="9.368cm">
          <draw:text-box>
            <text:p><text:span text:style-name="T3">(2)</text:span><text:span text:style-name="T4"> </text:span><text:span text:style-name="T6">If credentials are valid,</text:span><text:span text:style-name="T4"> Auth</text:span><text:span text:style-name="T5"> responds with</text:span></text:p>
            <text:p><text:span text:style-name="T4">token + service catalog</text:span><text:span text:style-name="T5">.</text:span></text:p>
          </draw:text-box>
        </draw:frame>
        <draw:custom-shape draw:style-name="gr1" draw:text-style-name="P2" draw:id="id2" draw:layer="layout" svg:width="3.754cm" svg:height="2.388cm" svg:x="8.093cm" svg:y="5.3cm">
          <text:p text:style-name="P1"><text:span text:style-name="T1">XYZ</text:span></text:p>
          <text:p text:style-name="P1"><text:span text:style-name="T2">Service</text:span></text:p>
          <draw:enhanced-geometry svg:viewBox="0 0 21600 21600" draw:type="rectangle" draw:enhanced-path="M 0 0 L 21600 0 21600 21600 0 21600 0 0 Z N"/>
        </draw:custom-shape>
        <draw:frame draw:style-name="gr5" draw:text-style-name="P4" draw:layer="layout" svg:width="5.381cm" svg:height="1.734cm" svg:x="10.236cm" svg:y="3.564cm">
          <draw:text-box>
            <text:p><text:span text:style-name="T3">(3)</text:span><text:span text:style-name="T4"> Client</text:span><text:span text:style-name="T5"> finds </text:span><text:span text:style-name="T4">service</text:span><text:span text:style-name="T5"> </text:span></text:p>
            <text:p><text:span text:style-name="T5">in </text:span><text:span text:style-name="T4">service catalog</text:span><text:span text:style-name="T6">, sends </text:span><text:span text:style-name="T4">token</text:span><text:span text:style-name="T6"> to </text:span><text:span text:style-name="T4">service.</text:span></text:p>
          </draw:text-box>
        </draw:frame>
        <dr3d:scene draw:style-name="gr6" svg:width="0.53cm" svg:height="0.571cm" svg:x="5.549cm" svg:y="6.228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7" draw:layer="layout"/>
        </dr3d:scene>
        <dr3d:scene draw:style-name="gr6" svg:width="0.53cm" svg:height="0.571cm" svg:x="6.296cm" svg:y="4.217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7" draw:layer="layout"/>
        </dr3d:scene>
        <dr3d:scene draw:style-name="gr6" svg:width="0.53cm" svg:height="0.571cm" svg:x="9.717cm" svg:y="3.847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7" draw:layer="layout"/>
        </dr3d:scene>
        <dr3d:scene draw:style-name="gr6" svg:width="0.53cm" svg:height="0.571cm" svg:x="9.706cm" svg:y="5.406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7" draw:layer="layout"/>
        </dr3d:scene>
        <draw:custom-shape draw:style-name="gr8" draw:text-style-name="P5" draw:layer="measurelines" svg:width="0.671cm" svg:height="0.702cm" svg:x="4.685cm" svg:y="9.575cm">
          <text:p text:style-name="P1"><text:span text:style-name="T4">ID</text:span></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8" draw:text-style-name="P5" draw:layer="measurelines" svg:width="0.671cm" svg:height="0.703cm" svg:x="3.322cm" svg:y="4.519cm">
          <text:p text:style-name="P1"><text:span text:style-name="T4">ID</text:span></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onnector draw:style-name="gr9" draw:text-style-name="P1" draw:layer="measurelines" svg:x1="6.992cm" svg:y1="4.49cm" svg:x2="9.97cm" svg:y2="5.3cm" draw:start-shape="id1" draw:start-glue-point="1" draw:end-shape="id2" draw:end-glue-point="0" svg:d="m6992 4490h2978v810">
          <text:p/>
        </draw:connector>
      </draw:page>
      <draw:page draw:name="auth-token-validate" draw:style-name="dp1" draw:master-page-name="Default">
        <draw:custom-shape draw:style-name="gr1" draw:text-style-name="P2" draw:layer="layout" svg:width="3.836cm" svg:height="1.727cm" svg:x="7.732cm" svg:y="2.296cm">
          <text:p text:style-name="P1"><text:span text:style-name="T1">Client</text:span></text:p>
          <draw:enhanced-geometry svg:viewBox="0 0 21600 21600" draw:type="rectangle" draw:enhanced-path="M 0 0 L 21600 0 21600 21600 0 21600 0 0 Z N"/>
        </draw:custom-shape>
        <draw:custom-shape draw:style-name="gr1" draw:text-style-name="P3" draw:layer="layout" svg:width="3.755cm" svg:height="2.388cm" svg:x="8.017cm" svg:y="9.855cm">
          <text:p text:style-name="P1"><text:span text:style-name="T1">XYZ</text:span></text:p>
          <text:p text:style-name="P1"><text:span text:style-name="T2">Service</text:span></text:p>
          <draw:enhanced-geometry svg:viewBox="0 0 21600 21600" draw:type="rectangle" draw:enhanced-path="M 0 0 L 21600 0 21600 21600 0 21600 0 0 Z N"/>
        </draw:custom-shape>
        <draw:line draw:style-name="gr2" draw:text-style-name="P1" draw:layer="layout" svg:x1="8.202cm" svg:y1="4.082cm" svg:x2="8.209cm" svg:y2="9.834cm">
          <text:p/>
        </draw:line>
        <draw:line draw:style-name="gr2" draw:text-style-name="P1" draw:layer="layout" svg:x1="11.136cm" svg:y1="9.768cm" svg:x2="11.1cm" svg:y2="4.083cm">
          <text:p/>
        </draw:line>
        <draw:frame draw:style-name="gr10" draw:text-style-name="P4" draw:layer="layout" svg:width="3.558cm" svg:height="1.661cm" svg:x="3.809cm" svg:y="2.392cm">
          <draw:text-box>
            <text:p><text:span text:style-name="T3">(1) </text:span><text:span text:style-name="T4">Client </text:span><text:span text:style-name="T5">sends</text:span></text:p>
            <text:p><text:span text:style-name="T5">token + request</text:span></text:p>
            <text:p><text:span text:style-name="T5">to </text:span><text:span text:style-name="T4">Service</text:span><text:span text:style-name="T5">.</text:span></text:p>
          </draw:text-box>
        </draw:frame>
        <draw:frame draw:style-name="gr4" draw:text-style-name="P4" draw:layer="layout" svg:width="5.447cm" svg:height="1.661cm" svg:x="11.28cm" svg:y="7.999cm">
          <draw:text-box>
            <text:p><text:span text:style-name="T3">(2)</text:span><text:span text:style-name="T4"> </text:span><text:span text:style-name="T6">If token is valid,</text:span><text:span text:style-name="T4"> </text:span></text:p>
            <text:p><text:span text:style-name="T4">Service</text:span><text:span text:style-name="T6"> accepts request, returns response.</text:span></text:p>
          </draw:text-box>
        </draw:frame>
        <dr3d:scene draw:style-name="gr6" svg:width="0.53cm" svg:height="0.571cm" svg:x="7.901cm" svg:y="3.269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7" draw:layer="layout"/>
        </dr3d:scene>
        <dr3d:scene draw:style-name="gr6" svg:width="0.53cm" svg:height="0.571cm" svg:x="7.97cm" svg:y="8.493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7" draw:layer="layout"/>
        </dr3d:scene>
        <draw:custom-shape draw:style-name="gr11" draw:text-style-name="P6" draw:layer="layout" svg:width="0.51cm" svg:height="0.51cm" svg:x="7.909cm" svg:y="2.715cm">
          <text:p text:style-name="P1"><text:span text:style-name="T7">?</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 draw:text-style-name="P6" draw:layer="layout" svg:width="0.51cm" svg:height="0.51cm" svg:x="7.983cm" svg:y="7.89cm">
          <text:p text:style-name="P1"><text:span text:style-name="T7">?</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 draw:text-style-name="P6" draw:layer="layout" svg:width="0.51cm" svg:height="0.51cm" svg:x="10.844cm" svg:y="4.919cm">
          <text:p text:style-name="P1"><text:span text:style-name="T7">!</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 draw:text-style-name="P6" draw:layer="layout" svg:width="0.51cm" svg:height="0.51cm" svg:x="10.789cm" svg:y="2.714cm">
          <text:p text:style-name="P1"><text:span text:style-name="T7">!</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SimSun"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initial-creator>Rose Coste</meta:initial-creator>
    <meta:creation-date>2011-12-06T12:38:47</meta:creation-date>
    <dc:date>2011-12-15T14:16:00</dc:date>
    <dc:creator>Rose Coste</dc:creator>
    <meta:editing-duration>PT22H43M05S</meta:editing-duration>
    <meta:editing-cycles>17</meta:editing-cycles>
    <meta:generator>OpenOffice.org/3.2$Unix OpenOffice.org_project/320m18$Build-9502</meta:generator>
    <dc:title>source for figures included in Auth 2.0 documents</dc:title>
    <meta:document-statistic meta:object-count="33"/>
  </office:meta>
</office:document-meta>
</file>